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eb613d" draw:textarea-vertical-align="middle" fo:min-height="1.626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b8ff" draw:textarea-vertical-align="middle" fo:min-height="1.626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color="#eb613d" draw:textarea-vertical-align="middle" fo:min-height="1.626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1.3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2.1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2.9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text-properties fo:font-size="16pt"/>
    </style:style>
    <style:style style:name="P4" style:family="paragraph">
      <style:text-properties fo:font-size="16pt" fo:font-style="italic" style:font-style-asian="italic" style:font-style-complex="italic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text-properties fo:font-size="2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id="id3" draw:layer="layout" svg:width="4.246cm" svg:height="1.976cm" svg:x="0.833cm" svg:y="0.905cm">
              <draw:text-box>
                <text:p text:style-name="P1"><text:span text:style-name="T1">View</text:span></text:p>
              </draw:text-box>
            </draw:frame>
            <draw:frame draw:style-name="gr2" draw:text-style-name="P2" draw:id="id2" draw:layer="layout" svg:width="4.245cm" svg:height="1.976cm" svg:x="0.872cm" svg:y="4.61cm">
              <draw:text-box>
                <text:p text:style-name="P1"><text:span text:style-name="T1">Model</text:span></text:p>
              </draw:text-box>
            </draw:frame>
            <draw:frame draw:style-name="gr3" draw:text-style-name="P2" draw:id="id1" draw:layer="layout" svg:width="4.245cm" svg:height="1.976cm" svg:x="0.872cm" svg:y="8.624cm">
              <draw:text-box>
                <text:p text:style-name="P1"><text:span text:style-name="T1">Data</text:span></text:p>
              </draw:text-box>
            </draw:frame>
            <draw:connector draw:style-name="gr4" draw:text-style-name="P1" draw:layer="layout" draw:type="line" svg:x1="2.994cm" svg:y1="8.624cm" svg:x2="2.994cm" svg:y2="6.586cm" draw:start-shape="id1" draw:start-glue-point="0" draw:end-shape="id2" draw:end-glue-point="2" svg:d="m2994 8624v-2038">
              <text:p/>
            </draw:connector>
            <draw:connector draw:style-name="gr5" draw:text-style-name="P1" draw:layer="layout" draw:type="line" svg:x1="2.994cm" svg:y1="4.61cm" svg:x2="2.956cm" svg:y2="2.881cm" draw:start-shape="id2" draw:end-shape="id3" draw:end-glue-point="2" svg:d="m2994 4610-38-1729">
              <text:p/>
            </draw:connector>
            <draw:custom-shape draw:style-name="gr6" draw:text-style-name="P1" draw:id="id4" draw:layer="layout" svg:width="1.158cm" svg:height="1.157cm" svg:x="8.205cm" svg:y="1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1" draw:layer="layout" draw:type="curve" svg:x1="8.784cm" svg:y1="2.487cm" svg:x2="5.117cm" svg:y2="5.598cm" draw:start-shape="id4" draw:start-glue-point="8" draw:end-shape="id2" draw:end-glue-point="1" svg:d="m8784 2487c0 2074-1222 3111-3667 3111">
              <text:p/>
            </draw:connector>
            <draw:connector draw:style-name="gr4" draw:text-style-name="P1" draw:layer="layout" draw:type="curve" svg:x1="8.205cm" svg:y1="1.909cm" svg:x2="5.079cm" svg:y2="1.893cm" draw:start-shape="id4" draw:start-glue-point="6" draw:end-shape="id3" draw:end-glue-point="1" svg:d="m8205 1909c-2344 0-782-16-3126-16">
              <text:p/>
            </draw:connector>
            <draw:frame draw:style-name="gr7" draw:text-style-name="P4" draw:layer="layout" svg:width="2.225cm" svg:height="0.882cm" svg:x="7.321cm" svg:y="5.141cm">
              <draw:text-box>
                <text:p text:style-name="P3"><text:span text:style-name="T2">Editing</text:span></text:p>
              </draw:text-box>
            </draw:frame>
            <draw:frame draw:style-name="gr8" draw:text-style-name="P4" draw:layer="layout" svg:width="3.106cm" svg:height="0.882cm" svg:x="5.426cm" svg:y="2.024cm">
              <draw:text-box>
                <text:p text:style-name="P3"><text:span text:style-name="T2">Rendering</text:span></text:p>
              </draw:text-box>
            </draw:frame>
            <draw:frame draw:style-name="gr8" draw:text-style-name="P6" draw:layer="layout" svg:width="3.106cm" svg:height="0.882cm" svg:x="-0.2cm" svg:y="3.259cm">
              <draw:text-box>
                <text:p text:style-name="P5"><text:span text:style-name="T3">Rendering</text:span></text:p>
              </draw:text-box>
            </draw:frame>
            <draw:frame draw:style-name="gr9" draw:text-style-name="P7" draw:layer="layout" svg:width="4.456cm" svg:height="1.352cm" svg:x="5.816cm" svg:y="-0.074cm">
              <draw:text-box>
                <text:p><text:span text:style-name="T1">Delegat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13:50:19</meta:creation-date>
    <dc:date>2010-07-06T14:04:46</dc:date>
    <meta:editing-duration>PT00H12M38S</meta:editing-duration>
    <meta:editing-cycles>2</meta:editing-cycles>
    <meta:generator>OpenOffice.org/3.2$Unix OpenOffice.org_project/320m12$Build-9483</meta:generator>
    <meta:document-statistic meta:object-count="14"/>
  </office:meta>
</office:document-meta>
</file>